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0942" officeooo:paragraph-rsid="00010942"/>
    </style:style>
    <style:style style:name="T1" style:family="text">
      <style:text-properties officeooo:rsid="00035009"/>
    </style:style>
    <style:style style:name="T2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o Features DA</text:p>
      <text:p text:style-name="P1"/>
      <text:p text:style-name="P1">1. Locate the (select chart type) Jpanel <text:span text:style-name="T1">(dataAnalysisTab.java)</text:span></text:p>
      <text:p text:style-name="P1"/>
      <text:p text:style-name="P1">2. Create Jpanel of a <text:span text:style-name="T2">new Radio Button</text:span> <text:span text:style-name="T2">attach to already existing group</text:span>; below it Feature 1 : (JcomboBox) Vs. Feature 2 : (JCOMbo box) same as Combo already there but allow default values to be specified if SIZE exists for feature 1, and if total Int or IPP for feature 2;</text:p>
      <text:p text:style-name="P1"/>
      <text:p text:style-name="P1">3. Locate Analyze Button action and add new if (radio seelected)</text:p>
      <text:p text:style-name="P1"/>
      <text:p text:style-name="P1">4. Implement execution (similar to first two buttons)</text:p>
      <text:p text:style-name="P1"/>
      <text:p text:style-name="P1">5. test &amp; celebr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9-18T15:48:46.877942577</meta:creation-date>
    <dc:date>2014-09-18T16:58:48.785565689</dc:date>
    <dc:creator>Mohamed Tleis</dc:creator>
    <meta:editing-duration>PT1H5M27S</meta:editing-duration>
    <meta:editing-cycles>3</meta:editing-cycles>
    <meta:generator>LibreOffice/4.2.5.2$Linux_X86_64 LibreOffice_project/420m0$Build-2</meta:generator>
    <meta:document-statistic meta:table-count="0" meta:image-count="0" meta:object-count="0" meta:page-count="1" meta:paragraph-count="6" meta:word-count="86" meta:character-count="487" meta:non-whitespace-character-count="407"/>
  </office:meta>
</office:document-meta>
</file>